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egoe Print" svg:font-family="'Segoe Prin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Arial" fo:font-size="32pt" fo:language="ca" fo:country="ES" style:font-name-asian="Segoe Print" style:font-size-asian="32pt" style:font-name-complex="Segoe Print" style:font-size-complex="32pt"/>
    </style:style>
    <style:style style:name="P2" style:family="paragraph" style:parent-style-name="Standard">
      <style:paragraph-properties fo:text-align="justify" style:justify-single-word="false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Arial" fo:font-size="13pt" fo:language="ca" fo:country="ES" style:font-name-asian="Segoe Print" style:font-size-asian="13pt" style:font-name-complex="Segoe Print" style:font-size-complex="13pt"/>
    </style:style>
    <style:style style:name="P3" style:family="paragraph" style:parent-style-name="Standard">
      <style:paragraph-properties fo:text-align="justify" style:justify-single-word="false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Arial" fo:font-size="15pt" fo:language="ca" fo:country="ES" style:font-name-asian="Segoe Print" style:font-size-asian="15pt" style:font-name-complex="Segoe Print" style:font-size-complex="15pt"/>
    </style:style>
    <style:style style:name="P4" style:family="paragraph" style:parent-style-name="Standard">
      <style:paragraph-properties fo:text-align="justify" style:justify-single-word="false" fo:break-before="page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Arial" fo:font-size="13pt" fo:language="ca" fo:country="ES" style:font-name-asian="Segoe Print" style:font-size-asian="13pt" style:font-name-complex="Segoe Print" style:font-size-complex="13pt"/>
    </style:style>
    <style:style style:name="P5" style:family="paragraph" style:parent-style-name="Standard">
      <style:paragraph-properties fo:text-align="justify" style:justify-single-word="false" fo:break-before="page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Arial" fo:font-size="24pt" fo:language="ca" fo:country="ES" style:font-name-asian="Segoe Print" style:font-size-asian="24pt" style:font-name-complex="Segoe Print" style:font-size-complex="24pt"/>
    </style:style>
    <style:style style:name="P6" style:family="paragraph" style:parent-style-name="Standard">
      <style:paragraph-properties fo:text-align="justify" style:justify-single-word="false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Arial" fo:font-size="13pt" fo:language="ca" fo:country="ES" style:text-underline-style="none" style:font-name-asian="Segoe Print" style:font-size-asian="13pt" style:font-name-complex="Segoe Print" style:font-size-complex="13pt"/>
    </style:style>
    <style:style style:name="P7" style:family="paragraph" style:parent-style-name="Standard">
      <style:paragraph-properties fo:text-align="justify" style:justify-single-word="false" fo:break-before="page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Arial" fo:font-size="15pt" fo:language="ca" fo:country="ES" style:text-underline-style="none" style:font-name-asian="Segoe Print" style:font-size-asian="15pt" style:font-name-complex="Segoe Print" style:font-size-complex="15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T UN VIDEOJOC AJUDAR ALS JOVES A APRENDRE IDIOMES?</text:p>
      <text:p text:style-name="P4"/>
      <text:p text:style-name="P5">Dedicatòria</text:p>
      <text:p text:style-name="P4"/>
      <text:p text:style-name="P5">Pròleg</text:p>
      <text:p text:style-name="P4"/>
      <text:p text:style-name="P5">Índex</text:p>
      <text:p text:style-name="P5">Introducció</text:p>
      <text:p text:style-name="P2"/>
      <text:p text:style-name="P3">Què és un videojoc?</text:p>
      <text:p text:style-name="P2">Un videojoc és una aplicació o joc electrònic principalment destinat a l'entreteniment, encara que també pot tenir unes altres finalitats, que amb l'ajuda de pantalles i controls ens permet completar històries, realitzar activitats, passar una estona amb els amics i persones de qualsevol lloc del món i una infinitat de coses més.</text:p>
      <text:p text:style-name="P2">Solen ser populars entre la gent jove, encara que avui dia, cada cop hi ha més persones de totes les edats i de tots els llocs del món que són aficionades als videojocs, ja sigui peroquè s'han iniciat a una edat més primerenca, o ara bé, perquè han sigut fanàtics des d'anys enrere. Tot aixó és el que veu una persona qualsevol des de fora, però algú que es dedica a a la creació o producció ha de tenir moltíssimes coses en compte per poder fer un videojoc ben fet.</text:p>
      <text:p text:style-name="P2"/>
      <text:p text:style-name="P2">Des d'un punt de vista tecnològic, un videojoc és un programa, escrit en llengua de programació per un programador, que conté la informació, els arxius, les imatges i l'audio que el composen. La creació d'un videojoc és diferent a la de qualsevol altre tipus de programa, ja que aquest és un bucle de successos, mentre que a la resta de programes només succeeixen coses quan es prem o clica algun botó.</text:p>
      <text:p text:style-name="P2"/>
      <text:p text:style-name="P6">A aquest bucle succeeixen una serie d'accions: primer, dibuixar el que es veu a la pantalla, coses com el HUD, els personatges, etc.; després, actualitzar els events que ocorren al joc; i per últim, preguntar al sistema si el jugador ha pres algun botó de control, per tornar a realitzar el primer pas i així successivament.</text:p>
      <text:p text:style-name="P6"/>
      <text:p text:style-name="P6">Per a la creació d'un videojoc, és necessari un espai de treball que faciliti la organització i el desenvolupament del software. Un framework, conegut en català com marc de treball, permet utilitzar aquestes facilitats, alhora que inclueix suport de programes o llibreries, i moltes altres eines que ajuden al desenvolupament i la unió dels components d'un projecte i la gestió dels arxius.</text:p>
      <text:p text:style-name="P6"/>
      <text:p text:style-name="P6">EXEMPLES DE FRAMEWORKS</text:p>
      <text:p text:style-name="P6"/>
      <text:p text:style-name="P7">Breu història dels videojocs</text:p>
      <text:p text:style-name="P7">Els videojocs i l'aprenentatge de llengües</text:p>
      <text:p text:style-name="P6">Aprendre idiomes extrangers es troba a tots els nivells educatius. L'anglès és la llengua més important d'aquestes, i ha sigut implementat a pràcticament tots els estudis. Durant els últims 5 anys, 1 de cada 6 alumnes no aconsegueix un bon desenvolupament de la llengua, i això és causat depenent de la qualitat de l'ensenyament de cada país.</text:p>
      <text:p text:style-name="P6"/>
      <text:p text:style-name="P6">Per poder aprendre anglès, una altra llengua o qualsevol altra matèria, depén de molts factors, com </text:p>
      <text:p text:style-name="P7">Com crear un videojoc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egoe Print" svg:font-family="'Segoe Prin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ker gonzalez tirado</meta:initial-creator>
    <meta:creation-date>2020-08-19T18:13:34.51</meta:creation-date>
    <dc:date>2020-08-19T19:54:43.85</dc:date>
    <dc:creator>iker gonzalez tirado</dc:creator>
    <meta:editing-duration>PT1H40M49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11" meta:paragraph-count="17" meta:word-count="438" meta:character-count="2572"/>
  </office:meta>
</office:document-meta>
</file>